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.7319in" svg:height="4.1516in" svg:x="3.8224in" svg:y="0.2299in">
            <draw:object draw:notify-on-update-of-ranges="data.B1:data.B11 data.C1:data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ori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ijeme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400000" calcext:value-type="float">
            <text:p>4000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700000" calcext:value-type="float">
            <text:p>70000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1109" calcext:value-type="float">
            <text:p>11109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3934" calcext:value-type="float">
            <text:p>13934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5T18:37:22.032619018</dc:date>
    <meta:editing-duration>PT9M40S</meta:editing-duration>
    <meta:editing-cycles>1</meta:editing-cycles>
    <meta:document-statistic meta:table-count="1" meta:cell-count="93" meta:object-count="1"/>
    <meta:generator>LibreOffice/7.2.2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2cm" svg:height="10.546cm" xlink:href=".." xlink:type="simple" chart:class="chart:scatter" chart:style-name="ch1">
        <chart:title svg:x="4.432cm" svg:y="0.346cm" chart:style-name="ch2">
          <text:p>Obican presjek</text:p>
        </chart:title>
        <chart:plot-area chart:style-name="ch3" table:cell-range-address="data.B1:data.C11" svg:x="1.251cm" svg:y="1.335cm" svg:width="10.529cm" svg:height="8.02cm">
          <chart:coordinate-region svg:x="2.243cm" svg:y="1.534cm" svg:width="8.702cm" svg:height="7.174cm"/>
          <chart:axis chart:dimension="x" chart:name="primary-x" chart:style-name="ch4">
            <chart:title svg:x="5.704cm" svg:y="9.565cm" chart:style-name="ch5">
              <text:p>N [članovi]</text:p>
            </chart:title>
          </chart:axis>
          <chart:axis chart:dimension="y" chart:name="primary-y" chart:style-name="ch6">
            <chart:title svg:x="0.451cm" svg:y="6.13cm" chart:style-name="ch7">
              <text:p>vrijeme [s]</text:p>
            </chart:title>
            <chart:grid chart:style-name="ch8" chart:class="major"/>
          </chart:axis>
          <chart:series chart:style-name="ch9" chart:values-cell-range-address="data.C1:data.C11" chart:class="chart:scatter">
            <chart:domain table:cell-range-address="data.B1:data.B1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.B1:data.B11</svg:desc>
                </draw:g>
              </table:table-cell>
              <table:table-cell office:value-type="float" office:value="NaN">
                <text:p>NaN</text:p>
                <draw:g>
                  <svg:desc>data.C1:data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">
                <text:p>4000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">
                <text:p>70000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000">
                <text:p>130000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0">
                <text:p>1600000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0000">
                <text:p>1900000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0000">
                <text:p>220000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00">
                <text:p>2500000</text:p>
              </table:table-cell>
              <table:table-cell office:value-type="float" office:value="11109">
                <text:p>11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0000">
                <text:p>2800000</text:p>
              </table:table-cell>
              <table:table-cell office:value-type="float" office:value="13934">
                <text:p>13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